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widows="1" fo:text-indent="0cm" style:auto-text-indent="false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Prompt for amount, interest rate and no. of years and calculate simple interest. </text:span><text:line-break/><text:span text:style-name="T1">2) is palindrome string </text:span><text:line-break/><text:span text:style-name="T1">3) Area of circle </text:span><text:line-break/><text:line-break/><text:span text:style-name="T1">Exercises Using Form </text:span><text:line-break/><text:line-break/><text:span text:style-name="T1">4) On click of a button ask for the name of user and display it inside the text box </text:span><text:line-break/><text:span text:style-name="T1">5) Copy text of one text field to another on change of text in first text box </text:span><text:line-break/><text:span text:style-name="T1">6) Allow submission of form only if the user has entered his name(not empty) and age is greater than or equals to 18 </text:span><text:line-break/><text:span text:style-name="T1">7) Change color of the div when mouse is moved over it and restore the color when mouse moves out of it </text:span><text:line-break/><text:span text:style-name="T1">8) Externalize java Script file in previous exerci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1:29:22.482774801</meta:creation-date>
    <dc:date>2015-07-12T01:29:32.665261457</dc:date>
    <meta:editing-duration>PT10S</meta:editing-duration>
    <meta:editing-cycles>1</meta:editing-cycles>
    <meta:document-statistic meta:table-count="0" meta:image-count="0" meta:object-count="0" meta:page-count="1" meta:paragraph-count="1" meta:word-count="114" meta:character-count="594" meta:non-whitespace-character-count="471"/>
    <meta:generator>LibreOffice/4.4.2.2$Linux_X86_64 LibreOffice_project/40m0$Build-2</meta:generator>
  </office:meta>
</office:document-meta>
</file>